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701cm" fo:margin-left="0.487cm" fo:margin-right="0.402cm" table:align="margins"/>
    </style:style>
    <style:style style:name="Table1.A" style:family="table-column">
      <style:table-column-properties style:column-width="2.646cm" style:rel-column-width="10382*"/>
    </style:style>
    <style:style style:name="Table1.B" style:family="table-column">
      <style:table-column-properties style:column-width="2.196cm" style:rel-column-width="8617*"/>
    </style:style>
    <style:style style:name="Table1.C" style:family="table-column">
      <style:table-column-properties style:column-width="7.858cm" style:rel-column-width="30836*"/>
    </style:style>
    <style:style style:name="Table1.D" style:family="table-column">
      <style:table-column-properties style:column-width="4.001cm" style:rel-column-width="157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473cm" fo:margin-left="0.095cm" fo:margin-right="0.021cm" table:align="margins" style:writing-mode="lr-tb"/>
    </style:style>
    <style:style style:name="Table2.A" style:family="table-column">
      <style:table-column-properties style:column-width="2.26cm" style:rel-column-width="8474*"/>
    </style:style>
    <style:style style:name="Table2.B" style:family="table-column">
      <style:table-column-properties style:column-width="9.396cm" style:rel-column-width="35241*"/>
    </style:style>
    <style:style style:name="Table2.C" style:family="table-column">
      <style:table-column-properties style:column-width="2.041cm" style:rel-column-width="7654*"/>
    </style:style>
    <style:style style:name="Table2.D" style:family="table-column">
      <style:table-column-properties style:column-width="3.776cm" style:rel-column-width="14166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1.448cm" fo:margin-left="0.626cm" table:align="left" style:writing-mode="lr-tb"/>
    </style:style>
    <style:style style:name="Table3.A" style:family="table-column">
      <style:table-column-properties style:column-width="8.128cm"/>
    </style:style>
    <style:style style:name="Table3.B" style:family="table-column">
      <style:table-column-properties style:column-width="3.3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619cm" fo:margin-left="0.095cm" fo:margin-right="0.875cm" table:align="margins" style:writing-mode="lr-tb"/>
    </style:style>
    <style:style style:name="Table4.A" style:family="table-column">
      <style:table-column-properties style:column-width="5.32cm" style:rel-column-width="20977*"/>
    </style:style>
    <style:style style:name="Table4.B" style:family="table-column">
      <style:table-column-properties style:column-width="2.563cm" style:rel-column-width="10106*"/>
    </style:style>
    <style:style style:name="Table4.C" style:family="table-column">
      <style:table-column-properties style:column-width="8.737cm" style:rel-column-width="34452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top="0.051cm" fo:margin-bottom="0cm" fo:line-height="150%"/>
      <style:text-properties style:font-name="Arial"/>
    </style:style>
    <style:style style:name="P2" style:family="paragraph" style:parent-style-name="Standard">
      <style:paragraph-properties fo:margin-top="0.051cm" fo:margin-bottom="0cm" fo:line-height="150%" fo:text-align="center" style:justify-single-word="false"/>
      <style:text-properties style:font-name="Arial"/>
    </style:style>
    <style:style style:name="P3" style:family="paragraph" style:parent-style-name="Standard">
      <style:paragraph-properties fo:margin-top="0.051cm" fo:margin-bottom="0cm" fo:line-height="150%" fo:text-align="center" style:justify-single-word="false" style:snap-to-layout-grid="false"/>
      <style:text-properties style:font-name="Arial"/>
    </style:style>
    <style:style style:name="P4" style:family="paragraph" style:parent-style-name="Standard">
      <style:paragraph-properties fo:margin-top="0.051cm" fo:margin-bottom="0cm" fo:line-height="150%" fo:text-align="end" style:justify-single-word="false"/>
      <style:text-properties style:font-name="Arial"/>
    </style:style>
    <style:style style:name="P5" style:family="paragraph" style:parent-style-name="Standard">
      <style:paragraph-properties fo:margin-top="0.051cm" fo:margin-bottom="0cm" fo:line-height="150%" fo:text-align="justify" style:justify-single-word="false"/>
      <style:text-properties style:font-name="Arial"/>
    </style:style>
    <style:style style:name="P6" style:family="paragraph" style:parent-style-name="Standard">
      <style:paragraph-properties fo:margin-top="0.051cm" fo:margin-bottom="0cm" fo:line-height="150%" style:snap-to-layout-grid="false"/>
      <style:text-properties style:font-name="Arial"/>
    </style:style>
    <style:style style:name="P7" style:family="paragraph" style:parent-style-name="Standard">
      <style:paragraph-properties fo:margin-top="0.051cm" fo:margin-bottom="0cm" fo:line-height="150%"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8" style:family="paragraph" style:parent-style-name="Standard">
      <style:paragraph-properties fo:margin-top="0.051cm" fo:margin-bottom="0cm"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.051cm" fo:margin-bottom="0cm" fo:line-height="150%"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margin-top="0.051cm" fo:margin-bottom="0cm" fo:line-height="150%"/>
      <style:text-properties style:font-name="Arial" fo:font-weight="bold" fo:background-color="#ffffff" style:font-weight-asian="bold" style:font-weight-complex="bold"/>
    </style:style>
    <style:style style:name="P11" style:family="paragraph" style:parent-style-name="Standard">
      <style:paragraph-properties fo:margin-top="0.051cm" fo:margin-bottom="0cm" fo:line-height="150%" fo:orphans="2" fo:widows="2" style:snap-to-layout-grid="false"/>
      <style:text-properties style:font-name="Arial" fo:font-size="9pt" fo:font-weight="bold" style:font-size-asian="9pt" style:language-asian="ja" style:country-asian="JP" style:font-weight-asian="bold" style:font-name-complex="Arial" style:font-size-complex="9pt"/>
    </style:style>
    <style:style style:name="P12" style:family="paragraph" style:parent-style-name="Standard">
      <style:paragraph-properties fo:margin-top="0.051cm" fo:margin-bottom="0cm" fo:line-height="150%"/>
      <style:text-properties style:font-name="Arial" fo:font-weight="normal" fo:background-color="#ffffff" style:font-weight-asian="normal" style:font-weight-complex="normal"/>
    </style:style>
    <style:style style:name="P13" style:family="paragraph" style:parent-style-name="Standard">
      <style:paragraph-properties fo:margin-top="0.051cm" fo:margin-bottom="0cm" fo:line-height="150%"/>
    </style:style>
    <style:style style:name="P14" style:family="paragraph" style:parent-style-name="Standard">
      <style:paragraph-properties fo:margin-top="0.051cm" fo:margin-bottom="0cm" fo:line-height="150%" fo:text-align="justify" style:justify-single-word="false" fo:break-before="page"/>
      <style:text-properties style:font-name="Arial"/>
    </style:style>
    <style:style style:name="P15" style:family="paragraph" style:parent-style-name="Title">
      <style:paragraph-properties fo:margin-top="0.051cm" fo:margin-bottom="0cm" fo:line-height="150%" fo:break-before="page"/>
      <style:text-properties style:font-name="Arial"/>
    </style:style>
    <style:style style:name="P16" style:family="paragraph" style:parent-style-name="Title">
      <style:paragraph-properties fo:margin-top="0.051cm" fo:margin-bottom="0cm" fo:line-height="150%" fo:break-before="page"/>
      <style:text-properties style:font-name="Arial" fo:background-color="#ffffff"/>
    </style:style>
    <style:style style:name="P17" style:family="paragraph" style:parent-style-name="Table_20_Contents">
      <style:paragraph-properties fo:margin-top="0.051cm" fo:margin-bottom="0cm" fo:line-height="150%" fo:text-align="center" style:justify-single-word="false"/>
      <style:text-properties style:font-name="Arial"/>
    </style:style>
    <style:style style:name="P18" style:family="paragraph" style:parent-style-name="Title">
      <style:paragraph-properties fo:margin-top="0.051cm" fo:margin-bottom="0cm" fo:line-height="150%"/>
      <style:text-properties style:font-name="Arial"/>
    </style:style>
    <style:style style:name="P19" style:family="paragraph" style:parent-style-name="InfoBlue">
      <style:paragraph-properties fo:margin-top="0.051cm" fo:margin-bottom="0cm" fo:line-height="150%"/>
      <style:text-properties style:font-name="Arial"/>
    </style:style>
    <style:style style:name="P20" style:family="paragraph" style:parent-style-name="Text_20_body">
      <style:paragraph-properties fo:margin-top="0.051cm" fo:margin-bottom="0cm" fo:line-height="150%"/>
      <style:text-properties style:font-name="Arial" text:display="true"/>
    </style:style>
    <style:style style:name="P21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22" style:family="paragraph" style:parent-style-name="Text_20_body">
      <style:paragraph-properties fo:margin-left="0cm" fo:margin-right="0cm" fo:margin-top="0.051cm" fo:margin-bottom="0cm" fo:line-height="150%" fo:text-indent="0cm" style:auto-text-indent="false"/>
      <style:text-properties style:font-name="Arial"/>
    </style:style>
    <style:style style:name="P23" style:family="paragraph" style:parent-style-name="Text_20_body">
      <style:paragraph-properties fo:margin-left="0cm" fo:margin-right="0cm" fo:margin-top="0.051cm" fo:margin-bottom="0cm" fo:line-height="150%" fo:text-indent="0cm" style:auto-text-indent="false" style:snap-to-layout-grid="false"/>
      <style:text-properties style:font-name="Arial"/>
    </style:style>
    <style:style style:name="P24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/>
    </style:style>
    <style:style style:name="P25" style:family="paragraph" style:parent-style-name="Text_20_body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 fo:font-weight="normal" fo:background-color="#ffffff" style:font-weight-asian="normal" style:font-weight-complex="normal" text:display="true"/>
    </style:style>
    <style:style style:name="P26" style:family="paragraph" style:parent-style-name="Standard">
      <style:text-properties style:font-name="Arial"/>
    </style:style>
    <style:style style:name="P27" style:family="paragraph" style:parent-style-name="Standard">
      <style:paragraph-properties fo:margin-top="0.051cm" fo:margin-bottom="0cm" fo:line-height="150%"/>
      <style:text-properties style:font-name="Arial" fo:font-style="italic" style:font-style-asian="italic" style:font-style-complex="italic"/>
    </style:style>
    <style:style style:name="P28" style:family="paragraph" style:parent-style-name="Standard">
      <style:paragraph-properties fo:margin-left="1.27cm" fo:margin-right="0cm" fo:margin-top="0.051cm" fo:margin-bottom="0cm" fo:line-height="150%" fo:text-indent="0cm" style:auto-text-indent="false"/>
    </style:style>
    <style:style style:name="P29" style:family="paragraph" style:parent-style-name="Text_20_body" style:list-style-name="WW8Num2">
      <style:paragraph-properties fo:margin-left="0.635cm" fo:margin-right="0cm" fo:margin-top="0.051cm" fo:margin-bottom="0cm" fo:line-height="150%" fo:text-indent="-0.635cm" style:auto-text-indent="false"/>
      <style:text-properties style:font-name="Arial"/>
    </style:style>
    <style:style style:name="P30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/>
      <style:text-properties style:font-name="Arial"/>
    </style:style>
    <style:style style:name="P31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/>
    </style:style>
    <style:style style:name="P32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 fo:font-weight="normal" fo:background-color="#ffffff" style:font-weight-asian="normal" style:font-weight-complex="normal"/>
    </style:style>
    <style:style style:name="P33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</style:style>
    <style:style style:name="P34" style:family="paragraph" style:parent-style-name="InfoBlue_20_list_20_item">
      <style:paragraph-properties fo:margin-top="0.051cm" fo:margin-bottom="0cm" fo:line-height="150%"/>
      <style:text-properties fo:color="#000000" style:font-name="Arial"/>
    </style:style>
    <style:style style:name="P35" style:family="paragraph" style:parent-style-name="Heading_20_1">
      <style:paragraph-properties fo:margin-top="0.051cm" fo:margin-bottom="0cm" fo:line-height="150%"/>
      <style:text-properties style:font-name="Arial"/>
    </style:style>
    <style:style style:name="P36" style:family="paragraph" style:parent-style-name="Heading_20_1">
      <style:paragraph-properties fo:margin-top="0.051cm" fo:margin-bottom="0cm" fo:line-height="150%" fo:break-before="page"/>
      <style:text-properties style:font-name="Arial"/>
    </style:style>
    <style:style style:name="P37" style:family="paragraph" style:parent-style-name="Heading_20_2" style:list-style-name="WW8Num19">
      <style:paragraph-properties fo:margin-left="1.27cm" fo:margin-right="0cm" fo:margin-top="0.051cm" fo:margin-bottom="0cm" fo:line-height="150%" fo:text-indent="-0.635cm" style:auto-text-indent="false"/>
      <style:text-properties style:font-name="Arial"/>
    </style:style>
    <style:style style:name="P38" style:family="paragraph" style:parent-style-name="Heading_20_2" style:list-style-name="WW8Num25">
      <style:paragraph-properties fo:margin-left="1.27cm" fo:margin-right="0cm" fo:margin-top="0.051cm" fo:margin-bottom="0cm" fo:line-height="150%" fo:text-indent="-0.635cm" style:auto-text-indent="false"/>
      <style:text-properties style:font-name="Arial"/>
    </style:style>
    <style:style style:name="P39" style:family="paragraph" style:parent-style-name="Heading_20_2" style:list-style-name="L1">
      <style:paragraph-properties fo:margin-top="0.051cm" fo:margin-bottom="0cm" fo:line-height="150%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text:display="tru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Sistema</text:p>
      <text:p text:style-name="P7">N.E.R.D. da AAAMAT</text:p>
      <text:p text:style-name="P2"/>
      <text:p text:style-name="P2"/>
      <text:p text:style-name="P2"/>
      <text:p text:style-name="P2"/>
      <text:p text:style-name="P8">Planejamento e Estimativas</text:p>
      <text:p text:style-name="P2"/>
      <text:p text:style-name="P2"/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2"/>
      <text:p text:style-name="P4">Engenharia de Software</text:p>
      <text:p text:style-name="P4">28/10/2009 <text:s text:c="8"/></text:p>
      <text:p text:style-name="P4">Professor Gerosa <text:s text:c="3"/></text:p>
      <text:p text:style-name="P14"/>
      <text:p text:style-name="P5"/>
      <text:p text:style-name="P18">Histórico de Versão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Versão</text:p>
          </table:table-cell>
          <table:table-cell table:style-name="Table1.A1" office:value-type="string">
            <text:p text:style-name="P17">Descrição</text:p>
          </table:table-cell>
          <table:table-cell table:style-name="Table1.D1" office:value-type="string">
            <text:p text:style-name="P17">Autor</text:p>
          </table:table-cell>
        </table:table-row>
        <table:table-row>
          <table:table-cell table:style-name="Table1.A2" office:value-type="string">
            <text:p text:style-name="P17">26/10/09</text:p>
          </table:table-cell>
          <table:table-cell table:style-name="Table1.B2" office:value-type="float" office:value="0.1">
            <text:p text:style-name="P17">0.1</text:p>
          </table:table-cell>
          <table:table-cell table:style-name="Table1.A2" office:value-type="string">
            <text:p text:style-name="P17">Estimativa e Planejamento</text:p>
          </table:table-cell>
          <table:table-cell table:style-name="Table1.D2" office:value-type="string">
            <text:p text:style-name="P17">Grupo inteiro</text:p>
          </table:table-cell>
        </table:table-row>
        <table:table-row>
          <table:table-cell table:style-name="Table1.A3" office:value-type="date" office:date-value="2009-05-12">
            <text:p text:style-name="P17">05/12/09</text:p>
          </table:table-cell>
          <table:table-cell table:style-name="Table1.B2" office:value-type="float" office:value="1">
            <text:p text:style-name="P17">1</text:p>
          </table:table-cell>
          <table:table-cell table:style-name="Table1.A2" office:value-type="string">
            <text:p text:style-name="P17">Estimativas e Planejamento revisado</text:p>
          </table:table-cell>
          <table:table-cell table:style-name="Table1.D2" office:value-type="string">
            <text:p text:style-name="P17">Grupo inteiro</text:p>
          </table:table-cell>
        </table:table-row>
      </table:table>
      <text:p text:style-name="P5"/>
      <text:p text:style-name="P5"/>
      <text:p text:style-name="P15"/>
      <text:p text:style-name="P18">Plano do Projeto</text:p>
      <text:list xml:id="list1933361606" text:style-name="Outline">
        <text:list-item>
          <text:h text:style-name="P35" text:outline-level="1">Introdução</text:h>
        </text:list-item>
      </text:list>
      <text:p text:style-name="P1"><text:tab/>Esse documento descreve o plano de desenvolvimento para o sistema N.E.R.D. da AAAMAT. Abaixo estará a descrição da maneira em que a nossa equipe estará organizada e os principais marcos de iteração e entrega.</text:p>
      <text:p text:style-name="P19"/>
      <text:list xml:id="list968128873" text:continue-numbering="true" text:style-name="Outline">
        <text:list-item>
          <text:h text:style-name="P35" text:outline-level="1">Organização do Projeto</text:h>
        </text:list-item>
      </text:list>
      <text:p text:style-name="P1"><text:tab/>Basicamente, o sistema N.E.R.D. não possui módulos indepententes, nem divisão entre de pacotes bem definitos, mas um conjunto de funcionalidades que trabalham em um conjunto. Dito isso e unindo ao fato de que a nossa equipe é formada por apenas três pessoas, todos os membros estão em cargo de todas as etapas do desenvolvimento, desde a criação dos artefatos até a implementação e testes.</text:p>
      <text:p text:style-name="P1"/>
      <text:list xml:id="list1868464520" text:continue-numbering="true" text:style-name="Outline">
        <text:list-item>
          <text:h text:style-name="P35" text:outline-level="1">Práticas e métricas do projeto</text:h>
        </text:list-item>
      </text:list>
      <text:p text:style-name="P13"><text:span text:style-name="T1"><text:tab/>Nossa equipe seguirá artefatos do </text:span><text:span text:style-name="T2">OpenUP</text:span><text:span text:style-name="T1"> (</text:span><text:a xlink:type="simple" xlink:href="http://www.eclipse.org/epf/downloads/"><text:span text:style-name="T1">http://www.eclipse.org/epf/downloads/</text:span></text:a><text:a xlink:type="simple" xlink:href="http://www.eclipse.org/epf/downloads/openup/"><text:span text:style-name="T1"> openup/</text:span></text:a><text:a xlink:type="simple" xlink:href="http://www.eclipse.org/epf/downloads/openup/openup_downloads.php"><text:span text:style-name="T1">openup_downloads.php</text:span></text:a><text:span text:style-name="T1">). Além disso, adotaremos práticas de programação Extrema aplicadas no código: TDD, programação pareada, desenvolvimento iterativo e integração contínua.</text:span></text:p>
      <text:p text:style-name="P1"><text:tab/>Utilizaremos como medida da velocidade da equipe um gráfico de burndown de horas.</text:p>
      <text:list xml:id="list899650617" text:continue-numbering="true" text:style-name="Outline">
        <text:list-item>
          <text:h text:style-name="P35" text:outline-level="1"/>
        </text:list-item>
        <text:list-item>
          <text:h text:style-name="P36" text:outline-level="1">Milestones e Iterações</text:h>
        </text:list-item>
      </text:list>
      <text:p text:style-name="P1"><text:tab/>Na tabela abaixo está descrito os principais datas de entrega do sistema N.E.R.D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Iteração</text:p>
          </table:table-cell>
          <table:table-cell table:style-name="Table2.A1" office:value-type="string">
            <text:p text:style-name="P21">Objetivos</text:p>
          </table:table-cell>
          <table:table-cell table:style-name="Table2.A1" office:value-type="string">
            <text:p text:style-name="P21">Data de Entrega</text:p>
          </table:table-cell>
          <table:table-cell table:style-name="Table2.D1" office:value-type="string">
            <text:p text:style-name="P21">Tempo estimado para execução </text:p>
          </table:table-cell>
        </table:table-row>
        <table:table-row table:style-name="Table2.1">
          <table:table-cell table:style-name="Table2.A2" office:value-type="string">
            <text:p text:style-name="P24">I1</text:p>
          </table:table-cell>
          <table:table-cell table:style-name="Table2.A2" office:value-type="string">
            <text:list xml:id="list1895938804" text:style-name="WW8Num2">
              <text:list-item>
                <text:p text:style-name="P29">Entregar versão dos artefatos planejamento e estimativas</text:p>
              </text:list-item>
            </text:list>
          </table:table-cell>
          <table:table-cell table:style-name="Table2.C2" office:value-type="date" office:date-value="2009-02-11">
            <text:p text:style-name="P24">02/11/09</text:p>
          </table:table-cell>
          <table:table-cell table:style-name="Table2.D2" office:value-type="string">
            <text:p text:style-name="P24">8 horas</text:p>
          </table:table-cell>
        </table:table-row>
        <table:table-row table:style-name="Table2.1">
          <table:table-cell table:style-name="Table2.A2" office:value-type="string">
            <text:p text:style-name="P24">I2</text:p>
          </table:table-cell>
          <table:table-cell table:style-name="Table2.A2" office:value-type="string">
            <text:list xml:id="list1780515100" text:style-name="WW8Num9">
              <text:list-item>
                <text:p text:style-name="P30">Entregar versão dos artefatos de Modelagem</text:p>
              </text:list-item>
              <text:list-item>
                <text:p text:style-name="P30">Criação do Banco de Dados</text:p>
              </text:list-item>
            </text:list>
          </table:table-cell>
          <table:table-cell table:style-name="Table2.C2" office:value-type="date" office:date-value="2009-09-11">
            <text:p text:style-name="P24">09/11/09</text:p>
          </table:table-cell>
          <table:table-cell table:style-name="Table2.D2" office:value-type="string">
            <text:p text:style-name="P24">6 horas</text:p>
          </table:table-cell>
        </table:table-row>
        <table:table-row table:style-name="Table2.1">
          <table:table-cell table:style-name="Table2.A4" office:value-type="string">
            <text:p text:style-name="P24">I3</text:p>
          </table:table-cell>
          <table:table-cell table:style-name="Table2.A4" office:value-type="string">
            <text:list xml:id="list157667256" text:continue-list="list1780515100" text:style-name="WW8Num9">
              <text:list-item text:start-value="1">
                <text:p text:style-name="P31">Entregar versão dos artefatos de Arquitetura e Design</text:p>
              </text:list-item>
            </text:list>
          </table:table-cell>
          <table:table-cell table:style-name="Table2.A4" office:value-type="string">
            <text:p text:style-name="P24">16/11/09</text:p>
          </table:table-cell>
          <table:table-cell table:style-name="Table2.D4" office:value-type="string">
            <text:p text:style-name="P24">8 horas</text:p>
          </table:table-cell>
        </table:table-row>
        <table:table-row table:style-name="Table2.1">
          <table:table-cell table:style-name="Table2.A4" office:value-type="string">
            <text:p text:style-name="P24">I4</text:p>
            <text:p text:style-name="P24">Milestone</text:p>
            <text:p text:style-name="P24">1</text:p>
          </table:table-cell>
          <table:table-cell table:style-name="Table2.A4" office:value-type="string">
            <text:list xml:id="list2034927708" text:continue-list="list157667256" text:style-name="WW8Num9">
              <text:list-item text:start-value="1">
                <text:p text:style-name="P31">Implementação e testes da estrutura básica de criação de assuntos</text:p>
              </text:list-item>
              <text:list-item>
                <text:p text:style-name="P31">Implementação e testes da estrutura básica de criação de tarefas dentro de assuntos</text:p>
              </text:list-item>
            </text:list>
          </table:table-cell>
          <table:table-cell table:style-name="Table2.A4" office:value-type="string">
            <text:p text:style-name="P24">21/11/09</text:p>
          </table:table-cell>
          <table:table-cell table:style-name="Table2.D4" office:value-type="string">
            <text:p text:style-name="P24">8 horas</text:p>
          </table:table-cell>
        </table:table-row>
        <table:table-row table:style-name="Table2.1">
          <table:table-cell table:style-name="Table2.A4" office:value-type="string">
            <text:p text:style-name="P24">I4</text:p>
            <text:p text:style-name="P24">Milestone</text:p>
            <text:p text:style-name="P24">2</text:p>
          </table:table-cell>
          <table:table-cell table:style-name="Table2.A4" office:value-type="string">
            <text:list xml:id="list1010864811" text:continue-list="list2034927708" text:style-name="WW8Num9">
              <text:list-item text:start-value="1">
                <text:p text:style-name="P31">Implementação e testes da estrutura básica de criação de registros e eventos</text:p>
              </text:list-item>
              <text:list-item>
                <text:p text:style-name="P31">Implementação e testes da visualização e filtro do conteúdo de um assunto</text:p>
              </text:list-item>
            </text:list>
          </table:table-cell>
          <table:table-cell table:style-name="Table2.A4" office:value-type="string">
            <text:p text:style-name="P24">25/11/09</text:p>
          </table:table-cell>
          <table:table-cell table:style-name="Table2.D4" office:value-type="string">
            <text:p text:style-name="P24">14 horas</text:p>
          </table:table-cell>
        </table:table-row>
        <table:table-row table:style-name="Table2.1">
          <table:table-cell table:style-name="Table2.A4" office:value-type="string">
            <text:p text:style-name="P24">I4</text:p>
            <text:p text:style-name="P24">Milestone</text:p>
            <text:p text:style-name="P24">3</text:p>
          </table:table-cell>
          <table:table-cell table:style-name="Table2.A4" office:value-type="string">
            <text:list xml:id="list1168274455" text:continue-list="list1010864811" text:style-name="WW8Num9">
              <text:list-item text:start-value="1">
                <text:p text:style-name="P31">Implementação e testes de uma versão funcional do sistema com visualização, edição, criação e remoção dos conteúdos</text:p>
              </text:list-item>
            </text:list>
          </table:table-cell>
          <table:table-cell table:style-name="Table2.A4" office:value-type="string">
            <text:p text:style-name="P24">30/11/09</text:p>
          </table:table-cell>
          <table:table-cell table:style-name="Table2.D4" office:value-type="string">
            <text:p text:style-name="P24">14 horas</text:p>
          </table:table-cell>
        </table:table-row>
      </table:table>
      <text:p text:style-name="P1"/>
      <text:list xml:id="list950824804" text:continue-list="list899650617" text:style-name="Outline">
        <text:list-item>
          <text:h text:style-name="P35" text:outline-level="1">Implantação</text:h>
        </text:list-item>
      </text:list>
      <text:p text:style-name="P1"><text:tab/>A cada meia hora, se os testes estiverem passando, haverá um deploy.</text:p>
      <text:p text:style-name="P1"/>
      <text:list xml:id="list450385097" text:continue-numbering="true" text:style-name="Outline">
        <text:list-item>
          <text:h text:style-name="P35" text:outline-level="1">Lições aprendidas</text:h>
        </text:list-item>
      </text:list>
      <text:p text:style-name="P1"><text:tab/>Ainda não há lições aprendidas.</text:p>
      <text:p text:style-name="P16">Plano de Iteração</text:p>
      <text:p text:style-name="P10">Introdução</text:p>
      <text:p text:style-name="P12"><text:tab/>Nesse plano descreveremos as atividades da Iteração de Desenvolvimento e Testes do projeto (iteração 4).</text:p>
      <text:p text:style-name="P12"><text:tab/></text:p>
      <text:list xml:id="list109449520" text:continue-numbering="true" text:style-name="Outline">
        <text:list-item>
          <text:h text:style-name="P35" text:outline-level="1">1. <text:s/>Milestones principais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bookmark text:name="OLE_LINK1"/>Milestone</text:p>
          </table:table-cell>
          <table:table-cell table:style-name="Table3.B1" office:value-type="string">
            <text:p text:style-name="P9">Date</text:p>
          </table:table-cell>
        </table:table-row>
        <table:table-row table:style-name="Table3.1">
          <table:table-cell table:style-name="Table3.A1" office:value-type="string">
            <text:p text:style-name="P6">Iteration start</text:p>
          </table:table-cell>
          <table:table-cell table:style-name="Table3.B1" office:value-type="string">
            <text:p text:style-name="P3">16/11/09</text:p>
          </table:table-cell>
        </table:table-row>
        <table:table-row table:style-name="Table3.1">
          <table:table-cell table:style-name="Table3.A1" office:value-type="string">
            <text:p text:style-name="P6">1º Milestone</text:p>
          </table:table-cell>
          <table:table-cell table:style-name="Table3.B1" office:value-type="string">
            <text:p text:style-name="P24">21/11/09</text:p>
          </table:table-cell>
        </table:table-row>
        <table:table-row table:style-name="Table3.1">
          <table:table-cell table:style-name="Table3.A1" office:value-type="string">
            <text:p text:style-name="P6">2º Milestone</text:p>
          </table:table-cell>
          <table:table-cell table:style-name="Table3.B1" office:value-type="string">
            <text:p text:style-name="P24">25/11/09</text:p>
          </table:table-cell>
        </table:table-row>
        <table:table-row table:style-name="Table3.1">
          <table:table-cell table:style-name="Table3.A1" office:value-type="string">
            <text:p text:style-name="P6">3º Milestone e entrega do trabalho</text:p>
          </table:table-cell>
          <table:table-cell table:style-name="Table3.B1" office:value-type="string">
            <text:p text:style-name="P24">30/11/09</text:p>
          </table:table-cell>
        </table:table-row>
      </table:table>
      <text:p text:style-name="P22"/>
      <text:list xml:id="list1892498423" text:continue-numbering="true" text:style-name="Outline">
        <text:list-item>
          <text:h text:style-name="P35" text:outline-level="1">2. <text:s/>Objetivos de alto nível</text:h>
        </text:list-item>
      </text:list>
      <text:list xml:id="list568507419" text:continue-list="list1168274455" text:style-name="WW8Num9">
        <text:list-item>
          <text:p text:style-name="P33">Implementação e testes da estrutura básica de criação de assuntos</text:p>
        </text:list-item>
        <text:list-item>
          <text:p text:style-name="P32">Implementação e testes da estrutura básica de criação de tarefas, registros e eventos dentro de assuntos</text:p>
        </text:list-item>
        <text:list-item>
          <text:p text:style-name="P32">Implementação e testes da visualização e filtro do conteúdo</text:p>
        </text:list-item>
        <text:list-item>
          <text:p text:style-name="P32">Implementação e testes de uma versão funcional do sistema com visualização, edição, criação e remoção dos conteúdos</text:p>
          <text:p text:style-name="P32"/>
        </text:list-item>
      </text:list>
      <text:list xml:id="list1980353099" text:continue-list="list1892498423" text:style-name="Outline">
        <text:list-item>
          <text:h text:style-name="P35" text:outline-level="1">3. <text:s/>Tarefas de trabalho</text:h>
        </text:list-item>
      </text:list>
      <text:p text:style-name="P25"><text:tab/>Descrita na tabela “Tarefas de Trabalho”(“Work Items”)</text:p>
      <text:p text:style-name="P25"/>
      <text:list xml:id="list1066604413" text:continue-numbering="true" text:style-name="Outline">
        <text:list-item>
          <text:h text:style-name="P36" text:outline-level="1">4. Problemas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Issue</text:p>
          </table:table-cell>
          <table:table-cell table:style-name="Table4.A1" office:value-type="string">
            <text:p text:style-name="P11">Status</text:p>
          </table:table-cell>
          <table:table-cell table:style-name="Table4.C1" office:value-type="string">
            <text:p text:style-name="P11">Notes</text:p>
          </table:table-cell>
        </table:table-row>
        <table:table-row table:style-name="Table4.1"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C2" office:value-type="string">
            <text:p text:style-name="P23"/>
          </table:table-cell>
        </table:table-row>
      </table:table>
      <text:p text:style-name="P1"/>
      <text:list xml:id="list1157939444" text:continue-numbering="true" text:style-name="Outline">
        <text:list-item>
          <text:h text:style-name="P35" text:outline-level="1">5. <text:s/>Critério de avaliação de progresso</text:h>
        </text:list-item>
      </text:list>
      <text:p text:style-name="P25"><text:tab/><text:tab/>Como utilizaremos TDD e criaremos testes de aceitação para cada item, o primeiro dos nossos critérios para avaliar quanto de trabalho está feito, será porcentagem de testes de aceitação passando.</text:p>
      <text:p text:style-name="P25"><text:tab/><text:tab/>Além disso, a medida que fizermos testes de usabilidade, descobriremos se o cliente aprova ou não o sistema naquele momento.</text:p>
      <text:p text:style-name="P20"/>
      <text:list xml:id="list873354188" text:continue-numbering="true" text:style-name="Outline">
        <text:list-item>
          <text:h text:style-name="P35" text:outline-level="1">6. <text:s/>Tarefas</text:h>
        </text:list-item>
      </text:list>
      <text:p text:style-name="P1"><text:tab/>Como nosso grupo é pequeno e o tempo da iteração é curto, todos participantes desenvolverão as tarefas em conjunto. As tarefas e seus status estarão descritos no “Work Items”.</text:p>
      <text:p text:style-name="P27"/>
      <text:list xml:id="list442292582" text:style-name="WW8Num19">
        <text:list-item>
          <text:h text:style-name="P37" text:outline-level="2">Tarefas versus objetivos</text:h>
        </text:list-item>
      </text:list>
      <text:p text:style-name="P26"><text:tab/>O único objetivo que não foi alcançado foi o filtro do conteúdo de um assunto.</text:p>
      <text:p text:style-name="P26"/>
      <text:list xml:id="list1291276192" text:style-name="WW8Num25">
        <text:list-item>
          <text:h text:style-name="P38" text:outline-level="2">Work Items: Planejados versus completos</text:h>
        </text:list-item>
      </text:list>
      <text:p text:style-name="P34">Todas as horas trabalhadas e o estado do desenvolvimento de cada uma das funcionalidades estão descritos na tabela “Work Items”. É fácil ver que completamos a grande maioria das funcionalidaes, mas deixamos de fazer filtros por falta de tempo.</text:p>
      <text:list xml:id="list1356184245" text:style-name="L1">
        <text:list-item>
          <text:h text:style-name="P39" text:outline-level="2"><text:span text:style-name="T1">Tarefas versus Critério de avaliação de progresso</text:span></text:h>
        </text:list-item>
      </text:list>
      <text:p text:style-name="P28"><text:span text:style-name="T1">Um resumo detalhado dos nossos testes está no artefato Test-Cases and Test-Scripts. Obtivemos 212 casos de teste e 100% de cobertura de test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fo:text-indent="0cm" style:auto-text-indent="false"/>
      <style:text-properties fo:color="#0000ff" style:font-name="Times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12cm" fo:margin-bottom="0.106cm" fo:keep-with-next="always"/>
      <style:text-properties style:font-name="Arial" fo:font-size="12pt" fo:font-weight="bold" style:font-size-asian="12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text-properties fo:font-size="10pt" style:font-size-asian="10pt"/>
    </style:style>
    <style:style style:name="WW8Num2z1" style:family="text">
      <style:text-properties style:font-name="Symbol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"/>
    </style:style>
    <style:style style:name="WW8Num9z1" style:family="text">
      <style:text-properties style:font-name="Symbol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436cm" fo:margin-left="0.635cm"/>
        </style:list-level-properties>
        <style:text-properties style:font-name="StarSymbol"/>
      </text:list-level-style-bullet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1:53:01</meta:creation-date>
    <dc:date>2009-12-07T14:53:15</dc:date>
    <meta:editing-duration>PT02H54M12S</meta:editing-duration>
    <meta:editing-cycles>20</meta:editing-cycles>
    <meta:generator>OpenOffice.org/3.0$Linux OpenOffice.org_project/300m15$Build-9379</meta:generator>
    <meta:document-statistic meta:table-count="4" meta:image-count="0" meta:object-count="0" meta:page-count="6" meta:paragraph-count="110" meta:word-count="670" meta:character-count="4262"/>
    <meta:user-defined meta:name="Company">&lt;Company Name&gt;</meta:user-defined>
    <meta:user-defined meta:name="Info 2"/>
    <meta:user-defined meta:name="Info 3"/>
    <meta:user-defined meta:name="Info 4"/>
  </office:meta>
</office:document-meta>
</file>